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2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line-height="60%"/>
      <style:text-properties style:font-name="Andika" fo:font-weight="bold"/>
    </style:style>
    <style:style style:name="P2" style:family="paragraph">
      <loext:graphic-properties draw:fill="none" draw:fill-color="#ffffff"/>
      <style:paragraph-properties fo:line-height="60%"/>
      <style:text-properties style:font-name="Andika" fo:font-size="226.5pt" fo:font-weight="bold" style:font-size-asian="226.5pt" style:font-size-complex="226.5pt"/>
    </style:style>
    <style:style style:name="P3" style:family="paragraph">
      <style:text-properties style:font-name="Andika"/>
    </style:style>
    <style:style style:name="P4" style:family="paragraph">
      <loext:graphic-properties draw:fill="none" draw:fill-color="#ffffff"/>
      <style:text-properties style:font-name="Andika" fo:font-size="60pt" style:font-size-asian="60pt" style:font-size-complex="60pt"/>
    </style:style>
    <style:style style:name="T1" style:family="text">
      <style:text-properties style:font-name="Andika" fo:font-size="226.5pt" fo:font-weight="bold" style:font-size-asian="226.5pt" style:font-size-complex="226.5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178cm" svg:height="15.693cm" svg:x="1.876cm" svg:y="1.294cm">
          <draw:text-box>
            <text:p text:style-name="P1"><text:span text:style-name="T1">Sprich</text:span></text:p>
            <text:p text:style-name="P1"><text:span text:style-name="T1">uns an</text:span></text:p>
          </draw:text-box>
        </draw:frame>
        <draw:frame draw:style-name="gr2" draw:text-style-name="P4" draw:layer="layout" svg:width="26.289cm" svg:height="3.659cm" svg:x="2.611cm" svg:y="16.596cm">
          <draw:text-box>
            <text:p text:style-name="P3"><text:span text:style-name="T2">antinatalismus-jetzt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5:45:27.463863556</dc:date>
    <meta:editing-duration>PT1H29M6S</meta:editing-duration>
    <meta:editing-cycles>24</meta:editing-cycles>
    <meta:document-statistic meta:object-count="2"/>
  </office:meta>
</office:document-meta>
</file>